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text-properties style:font-name="arial" fo:font-size="11pt" officeooo:rsid="0014a615" officeooo:paragraph-rsid="0014a615" style:font-size-asian="11pt" style:font-size-complex="11pt"/>
    </style:style>
    <style:style style:name="P2" style:family="paragraph" style:parent-style-name="Standard">
      <style:text-properties style:font-name="arial" fo:font-size="11pt" fo:font-weight="bold" officeooo:rsid="0014a615" officeooo:paragraph-rsid="0014a615" style:font-size-asian="11pt" style:font-weight-asian="bold" style:font-size-complex="11pt" style:font-weight-complex="bold"/>
    </style:style>
    <style:style style:name="P3" style:family="paragraph" style:parent-style-name="Standard">
      <style:text-properties style:font-name="arial" fo:font-size="12pt" style:text-underline-style="solid" style:text-underline-width="auto" style:text-underline-color="font-color" fo:font-weight="bold" officeooo:rsid="0014a615" officeooo:paragraph-rsid="0014a615" style:font-size-asian="12pt" style:font-weight-asian="bold" style:font-size-complex="12pt" style:font-weight-complex="bold"/>
    </style:style>
    <style:style style:name="T1" style:family="text">
      <style:text-properties officeooo:rsid="0014d5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merciements</text:p>
      <text:p text:style-name="P1"/>
      <text:p text:style-name="P1"><text:tab/>Je tiens à exprimer ma profonde gratitude à toutes personnes qui ont contribué au bon déroulement de mon stage et à mon enrichissement personnel et professionnel.</text:p>
      <text:p text:style-name="P1"/>
      <text:p text:style-name="P1"><text:tab/>Tout d’abord, je remercie sincèrement Daniel CAMARA, mon tuteur de stage, pour son encadrement attentif, ses précieux conseils et son soutien tout au long de cette expérience. Son expertise et sa disponibilité ont été déterminantes dans l’acquisition de nouvelles compétences et la réussite du projet.</text:p>
      <text:p text:style-name="P1"/>
      <text:p text:style-name="P1"><text:tab/>Je souhaite également adresser mes remerciements au Colonel Réhault, mon tuteur, pour son accompagnement bienveillant et pour m’avoir fait confiance. J’en profite pour remercier Mme. Audrey HAUTOY de l’administration de l’ESILV pour avoir été si réactive et efficace pour ma convention de stage.</text:p>
      <text:p text:style-name="P1"/>
      <text:p text:style-name="P1"><text:tab/>Je n’oublie pas Camille et Pierre, mes collègues, pour leur aide précieuse, leur esprit d’entraide et leur bonne humeur au quotidien. Leur collaboration a été essentielle pour la réussite du projet.</text:p>
      <text:p text:style-name="P1"/>
      <text:p text:style-name="P1">Enfin je remercie chaleureusement Malek, Massine, Othmane, Pauline et Thomas , apprentis, stagiaires et doctorant du service pour leur coopération et les moments de convivialité partagés ? Leur enthousiasme et leur engagement ont grandement contribué à rendre ce stage enrichissant et agréable.</text:p>
      <text:p text:style-name="P1"/>
      <text:p text:style-name="P1"/>
      <text:p text:style-name="P1"/>
      <text:p text:style-name="P1"/>
      <text:p text:style-name="P1">A tous, merci infiniment pour avoir rendu cette expérience mémorable.</text:p>
      <text:p text:style-name="P2"/>
      <text:p text:style-name="P2">Apisan RAJESWAR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09:04:41.077425996</meta:creation-date>
    <dc:date>2024-08-26T09:25:58.340895219</dc:date>
    <meta:editing-duration>PT7M27S</meta:editing-duration>
    <meta:editing-cycles>1</meta:editing-cycles>
    <meta:document-statistic meta:table-count="0" meta:image-count="0" meta:object-count="0" meta:page-count="1" meta:paragraph-count="8" meta:word-count="200" meta:character-count="1353" meta:non-whitespace-character-count="1157"/>
    <meta:generator>LibreOffice/7.3.7.2$Linux_X86_64 LibreOffice_project/30$Build-2</meta:generator>
  </office:meta>
</office:document-meta>
</file>